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798cm"/>
    </style:style>
    <style:style style:name="版本信息.B" style:family="table-column">
      <style:table-column-properties style:column-width="8.535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版本信息.C1" style:family="table-cell">
      <style:table-cell-properties fo:background-color="#00a933" fo:padding="0.097cm" fo:border="0.5pt solid #000000">
        <style:background-image/>
      </style:table-cell-properties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B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3" style:family="table-cell">
      <style:table-cell-properties fo:padding="0.097cm" fo:border-left="0.5pt solid #000000" fo:border-right="none" fo:border-top="none" fo:border-bottom="0.5pt solid #000000"/>
    </style:style>
    <style:style style:name="版本信息.B3" style:family="table-cell">
      <style:table-cell-properties fo:padding="0.097cm" fo:border-left="0.5pt solid #000000" fo:border-right="none" fo:border-top="none" fo:border-bottom="0.5pt solid #000000"/>
    </style:style>
    <style:style style:name="版本信息.C3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4" style:family="table-cell">
      <style:table-cell-properties fo:padding="0.097cm" fo:border-left="0.5pt solid #000000" fo:border-right="none" fo:border-top="none" fo:border-bottom="0.5pt solid #000000"/>
    </style:style>
    <style:style style:name="版本信息.B4" style:family="table-cell">
      <style:table-cell-properties fo:padding="0.097cm" fo:border-left="0.5pt solid #000000" fo:border-right="none" fo:border-top="none" fo:border-bottom="0.5pt solid #000000"/>
    </style:style>
    <style:style style:name="版本信息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e655b"/>
    </style:style>
    <style:style style:name="P2" style:family="paragraph" style:parent-style-name="Text_20_body">
      <style:text-properties officeooo:paragraph-rsid="000e655b"/>
    </style:style>
    <style:style style:name="P3" style:family="paragraph" style:parent-style-name="Table_20_Contents">
      <style:text-properties officeooo:rsid="0010953e" officeooo:paragraph-rsid="000e655b"/>
    </style:style>
    <style:style style:name="P4" style:family="paragraph" style:parent-style-name="Text_20_body">
      <style:text-properties officeooo:rsid="00045209" officeooo:paragraph-rsid="00045209"/>
    </style:style>
    <style:style style:name="P5" style:family="paragraph" style:parent-style-name="Text_20_body">
      <style:text-properties officeooo:paragraph-rsid="0031da58"/>
    </style:style>
    <style:style style:name="P6" style:family="paragraph" style:parent-style-name="Table_20_Contents">
      <style:text-properties officeooo:rsid="0035d1f1" officeooo:paragraph-rsid="0035d1f1"/>
    </style:style>
    <style:style style:name="P7" style:family="paragraph" style:parent-style-name="Heading_20_1">
      <style:text-properties officeooo:paragraph-rsid="000e655b"/>
    </style:style>
    <style:style style:name="P8" style:family="paragraph" style:parent-style-name="Heading_20_1">
      <style:text-properties officeooo:paragraph-rsid="0031da58"/>
    </style:style>
    <style:style style:name="T1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2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3" style:family="text">
      <style:text-properties officeooo:rsid="00398300"/>
    </style:style>
    <style:style style:name="T4" style:family="text">
      <style:text-properties officeooo:rsid="0039fe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 EYE设计手册</text:p>
      <text:p text:style-name="P2"/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 table:style-name="TableLine1766875142192">
          <table:table-cell table:style-name="版本信息.A1" office:value-type="string">
            <text:p text:style-name="P1">版本号</text:p>
          </table:table-cell>
          <table:table-cell table:style-name="版本信息.A1" office:value-type="string">
            <text:p text:style-name="P1">描述</text:p>
          </table:table-cell>
          <table:table-cell table:style-name="版本信息.C1" office:value-type="string">
            <text:p text:style-name="P1">链接</text:p>
          </table:table-cell>
        </table:table-row>
        <table:table-row table:style-name="TableLine1766875146800">
          <table:table-cell table:style-name="版本信息.A4" office:value-type="string">
            <text:p text:style-name="P6">V2_0</text:p>
          </table:table-cell>
          <table:table-cell table:style-name="版本信息.B4" office:value-type="string">
            <text:p text:style-name="P6">新的设计仓库</text:p>
          </table:table-cell>
          <table:table-cell table:style-name="版本信息.C4" office:value-type="string">
            <text:p text:style-name="P1">本文档</text:p>
          </table:table-cell>
        </table:table-row>
        <table:table-row table:style-name="TableLine1766875147952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3"/>
          </table:table-cell>
          <table:table-cell table:style-name="版本信息.C4" office:value-type="string">
            <text:p text:style-name="P1"/>
          </table:table-cell>
        </table:table-row>
        <table:table-row table:style-name="TableLine1766875144496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1"/>
          </table:table-cell>
          <table:table-cell table:style-name="版本信息.C4" office:value-type="string">
            <text:p text:style-name="P1"/>
          </table:table-cell>
        </table:table-row>
      </table:table>
      <text:h text:style-name="P7" text:outline-level="1">1 <text:s/>设计目标</text:h>
      <text:p text:style-name="Text_20_body"><text:tab/>利用FPGA的开发板，基于常见的视觉外设，搭建一个高效的图像数据处理平台。在此平台的基础上，通过不断地开发，实现各种复杂地图像处理功能。</text:p>
      <text:p text:style-name="Text_20_body"/>
      <text:h text:style-name="Heading_20_1" text:outline-level="1">2 <text:s/>设计方法</text:h>
      <text:h text:style-name="Heading_20_2" text:outline-level="2">2.1 <text:s/>vivado设计套件</text:h>
      <text:p text:style-name="P4"><text:tab/>基于vivado的FPGA设计方法学的应用。整个过程中需要严格对齐vivado的设计方法学，每次都需要进行检查。</text:p>
      <text:h text:style-name="Heading_20_2" text:outline-level="2">2.2 <text:s/>vitis软件设计平台</text:h>
      <text:p text:style-name="Text_20_body"><text:tab/>基于vitis的嵌入式软件开发工具。整个工具集成了各类软件的开发，可以大幅降低嵌入式开发的难度。软件的设计规范同样按照设计方法学进行展开。</text:p>
      <text:h text:style-name="Heading_20_2" text:outline-level="2">2.3 <text:s/>QT界面开发平台</text:h>
      <text:p text:style-name="Text_20_body"><text:tab/>基于QT搭建的界面开发平台，主要目标是在win和linux操作系统下，实现各种需要控制的参数的配置及数据的显示。</text:p>
      <text:h text:style-name="Heading_20_2" text:outline-level="2">2.4 <text:s/>Octave算法开发平台</text:h>
      <text:p text:style-name="Text_20_body"><text:tab/>由于图像处理设计到一些算法的仿真，所以需要一个算法开发平台。Octave是一款开源的算法研发软件，可以进行高性能的计算。</text:p>
      <text:p text:style-name="Text_20_body"/>
      <text:h text:style-name="Heading_20_1" text:outline-level="1"><text:soft-page-break/>3 <text:s/>设计标准</text:h>
      <text:h text:style-name="Heading_20_2" text:outline-level="2">3.1 <text:s/>vivado设计标准</text:h>
      <text:h text:style-name="Heading_20_3" text:outline-level="3">3.1.1 <text:s/>工程标准</text:h>
      <text:p text:style-name="Text_20_body"><text:tab/>基于TCL脚本自动化生成固定的文件缓存区域，用于确保设计的内容整齐有效。相关的名称按照习惯进行分布，无特殊含义。</text:p>
      <text:h text:style-name="Heading_20_3" text:outline-level="3">3.1.2 <text:s/>编码标准</text:h>
      <text:p text:style-name="Text_20_body"><text:tab/>verilog及system verilog设计标准，会独立成册。在后续的设计过程中，将不断完善该标准。</text:p>
      <text:h text:style-name="Heading_20_3" text:outline-level="3">3.1.3 <text:s/>流程标准</text:h>
      <text:p text:style-name="Text_20_body"><text:tab/>关于每次操作需要输出的成果，将会在设计流程说明书中进行详细的说明。主要的目标是将设计流水线化，以获取更高的效率。</text:p>
      <text:p text:style-name="Text_20_body"/>
      <text:h text:style-name="Heading_20_1" text:outline-level="1">4 <text:s/>设计框架</text:h>
      <text:h text:style-name="Heading_20_2" text:outline-level="2">4.1 <text:s/>板级模型<text:span text:style-name="T2">框架</text:span></text:h>
      <text:p text:style-name="Text_20_body"><text:tab/>在已有的模块的基础上，使用各个硬件搭建各种具备技术挑战性的设计，以增强技术的广度，为后续的全面提高打下基础。目前，相关的设备已经准备完毕，各种的设计内容将在后续的设计持续补充。第一步就是完成设计资源的登记，也就是完成各个设计计划的初步模型。后面跟随这些模型，完成具备实际运行意义的程序。</text:p>
      <text:p text:style-name="Text_20_body"><text:tab/>不断地优化才能实现预期地目标，这个过程将会漫长而稳定。为了进一步地拓展整个设计地节奏，每个模块都需要建立标准化地提交流程。以稳定地速度，完成整个代码结构地整合，并提供对应地自动化设计环境。</text:p>
      <text:p text:style-name="Text_20_body"><text:tab/></text:p>
      <text:h text:style-name="P8" text:outline-level="1">5 <text:s/>设计内容</text:h>
      <text:h text:style-name="Heading_20_2" text:outline-level="2">5.1 <text:s/>板级模型内容</text:h>
      <text:p text:style-name="Text_20_body">（<text:span text:style-name="T3">1）开发板3D设计模型</text:span></text:p>
      <text:p text:style-name="Text_20_body">（<text:span text:style-name="T3">2）初始化设计文档</text:span></text:p>
      <text:p text:style-name="Text_20_body">（<text:span text:style-name="T3">3）初始化总结文档</text:span></text:p>
      <text:p text:style-name="Text_20_body"><text:soft-page-break/>（<text:span text:style-name="T3">4）标准化框架</text:span></text:p>
      <text:p text:style-name="Text_20_body">（<text:span text:style-name="T3">5）相关的资源</text:span></text:p>
      <text:p text:style-name="Text_20_body">（<text:span text:style-name="T3">6）基本的设计规则</text:span></text:p>
      <text:p text:style-name="Text_20_body">（<text:span text:style-name="T3">7）仓库拓展的流程</text:span></text:p>
      <text:p text:style-name="P5"/>
      <text:h text:style-name="Heading_20_1" text:outline-level="1">6 <text:s/>设计<text:span text:style-name="T1">方法</text:span></text:h>
      <text:h text:style-name="Heading_20_2" text:outline-level="2">6.1 <text:s/>板级模型方法</text:h>
      <text:p text:style-name="Text_20_body">（<text:span text:style-name="T4">1）自上而下的全局设计法</text:span></text:p>
      <text:p text:style-name="Text_20_body">（<text:span text:style-name="T4">2）自下而上的模块封装法</text:span></text:p>
      <text:h text:style-name="Heading_20_1" text:outline-level="1" text:is-list-header="true">7 <text:s/>项目总结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21:54:09.071000000</dc:date>
    <dc:creator>fpgaPublish</dc:creator>
    <meta:editing-duration>PT17H59M42S</meta:editing-duration>
    <meta:editing-cycles>44</meta:editing-cycles>
    <meta:generator>LibreOffice/7.3.4.2$Windows_X86_64 LibreOffice_project/728fec16bd5f605073805c3c9e7c4212a0120dc5</meta:generator>
    <meta:document-statistic meta:table-count="1" meta:image-count="0" meta:object-count="0" meta:page-count="3" meta:paragraph-count="45" meta:word-count="881" meta:character-count="1039" meta:non-whitespace-character-count="990"/>
  </office:meta>
</office:document-meta>
</file>